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418d2"/>
    </style:style>
    <style:style style:name="P2" style:family="paragraph" style:parent-style-name="Text_20_body" style:list-style-name="L1">
      <style:text-properties officeooo:rsid="0014534a" officeooo:paragraph-rsid="0014534a"/>
    </style:style>
    <style:style style:name="P3" style:family="paragraph" style:parent-style-name="Text_20_body" style:list-style-name="L1">
      <style:text-properties officeooo:rsid="00154fdd" officeooo:paragraph-rsid="00154fdd"/>
    </style:style>
    <style:style style:name="P4" style:family="paragraph" style:parent-style-name="Text_20_body" style:list-style-name="L1">
      <style:text-properties officeooo:rsid="00155e17" officeooo:paragraph-rsid="00155e17"/>
    </style:style>
    <style:style style:name="P5" style:family="paragraph" style:parent-style-name="Text_20_body" style:list-style-name="L1">
      <style:text-properties officeooo:rsid="0016e100" officeooo:paragraph-rsid="0016e100"/>
    </style:style>
    <style:style style:name="P6" style:family="paragraph" style:parent-style-name="Text_20_body" style:list-style-name="L1">
      <style:text-properties officeooo:rsid="00174ce0" officeooo:paragraph-rsid="00174ce0"/>
    </style:style>
    <style:style style:name="P7" style:family="paragraph" style:parent-style-name="Text_20_body" style:list-style-name="L1">
      <style:text-properties officeooo:rsid="0019d94a" officeooo:paragraph-rsid="0019d94a"/>
    </style:style>
    <style:style style:name="P8" style:family="paragraph" style:parent-style-name="Text_20_body" style:list-style-name="L1">
      <style:text-properties officeooo:rsid="001d02a8" officeooo:paragraph-rsid="001d02a8"/>
    </style:style>
    <style:style style:name="P9" style:family="paragraph" style:parent-style-name="Text_20_body" style:list-style-name="L1">
      <style:text-properties officeooo:rsid="001fd9f5" officeooo:paragraph-rsid="001fd9f5"/>
    </style:style>
    <style:style style:name="P10" style:family="paragraph" style:parent-style-name="Title">
      <style:text-properties style:font-name="Liberation Serif"/>
    </style:style>
    <style:style style:name="P11" style:family="paragraph" style:parent-style-name="Subtitle">
      <style:paragraph-properties fo:text-align="end" style:justify-single-word="false"/>
      <style:text-properties style:font-name="Liberation Serif" officeooo:rsid="00109951" officeooo:paragraph-rsid="00109951"/>
    </style:style>
    <style:style style:name="P12" style:family="paragraph" style:parent-style-name="Heading_20_1">
      <style:text-properties style:font-name="Liberation Serif" officeooo:rsid="0010efd9" officeooo:paragraph-rsid="0010efd9"/>
    </style:style>
    <style:style style:name="T1" style:family="text">
      <style:text-properties officeooo:rsid="001165e9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165e9"/>
    </style:style>
    <style:style style:name="T4" style:family="text">
      <style:text-properties style:font-name="Liberation Serif" officeooo:rsid="001418d2"/>
    </style:style>
    <style:style style:name="T5" style:family="text">
      <style:text-properties style:font-name="Liberation Serif" officeooo:rsid="001565fd"/>
    </style:style>
    <style:style style:name="T6" style:family="text">
      <style:text-properties style:font-name="Liberation Serif" officeooo:rsid="001913c3"/>
    </style:style>
    <style:style style:name="T7" style:family="text">
      <style:text-properties style:font-name="Liberation Serif" officeooo:rsid="001a19ea"/>
    </style:style>
    <style:style style:name="T8" style:family="text">
      <style:text-properties style:font-name="Liberation Serif" officeooo:rsid="001bbabd"/>
    </style:style>
    <style:style style:name="T9" style:family="text">
      <style:text-properties style:font-name="Liberation Serif" officeooo:rsid="001e2b88"/>
    </style:style>
    <style:style style:name="T10" style:family="text">
      <style:text-properties style:font-name="Liberation Serif" officeooo:rsid="002085b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actical Programming, an Introduction to Computer Science via Python 3</text:p>
      <text:p text:style-name="P11">reading notes from Zhou Kai</text:p>
      <text:h text:style-name="P12" text:outline-level="1">Chapter 3 <text:span text:style-name="T1">Designing and Using Functions</text:span></text:h>
      <text:list xml:id="list5462715352558197851" text:style-name="L1">
        <text:list-item>
          <text:p text:style-name="P1"><text:span text:style-name="T3">H</text:span><text:span text:style-name="T4">ere are the rules to execute a function call:</text:span></text:p>
          <text:list>
            <text:list-item>
              <text:p text:style-name="P2"><text:span text:style-name="T4">E</text:span><text:span text:style-name="T2">valuate each argument one at a time, working from left to right.</text:span></text:p>
            </text:list-item>
            <text:list-item>
              <text:p text:style-name="P2"><text:span text:style-name="T2">Pass the resulting values into the function.</text:span></text:p>
            </text:list-item>
            <text:list-item>
              <text:p text:style-name="P2"><text:span text:style-name="T2">Execute the function. When the function call finishes, it may produce a value.</text:span></text:p>
            </text:list-item>
          </text:list>
        </text:list-item>
        <text:list-item>
          <text:p text:style-name="P3"><text:span text:style-name="T2">Python remembers and reuses some objects.</text:span></text:p>
          <text:list>
            <text:list-item>
              <text:p text:style-name="P4"><text:span text:style-name="T2">A cache is a collection of data</text:span><text:span text:style-name="T5">(often it's a collection of often used data).</text:span></text:p>
            </text:list-item>
            <text:list-item>
              <text:p text:style-name="P5"><text:span text:style-name="T2">Different variables refer to a same object, which is called aliasing.</text:span></text:p>
            </text:list-item>
            <text:list-item>
              <text:p text:style-name="P6"><text:span text:style-name="T2">Python decides for itself when to cache a value, but the output of your program will not be aff</text:span><text:span text:style-name="T6">e</text:span><text:span text:style-name="T2">cted.</text:span></text:p>
            </text:list-item>
          </text:list>
        </text:list-item>
        <text:list-item>
          <text:p text:style-name="P7"><text:span text:style-name="T2">The function definition can also be executed, the result of executing a function definition is </text:span><text:span text:style-name="T7">creating </text:span><text:span text:style-name="T2">a function object. </text:span><text:span text:style-name="T8">(A function definition is a kind of Python statement)</text:span><text:span text:style-name="T2"> </text:span><text:span text:style-name="T9">When you define a function twice with the same name, the new function object replaces the old one, much like assigning a value to a variable a second time replaces the first value.</text:span></text:p>
        </text:list-item>
        <text:list-item>
          <text:p text:style-name="P8"><text:span text:style-name="T2">A complete list of Python keywords:</text:span></text:p>
          <text:p text:style-name="P8"><text:span text:style-name="T2">False, assert, del, for, in, or, while, None, break, elif, from, is, pass, with, True, class, else, global, lambda, raise, yield, and, continue, except, if, nonlocal, return, as, def, finally, import, not, try</text:span></text:p>
        </text:list-item>
        <text:list-item>
          <text:p text:style-name="P9"><text:span text:style-name="T2">The Python script has to be interpreted by the Python interpretor before it can </text:span><text:span text:style-name="T10">executes</text:span><text:span text:style-name="T2">.</text:span></text:p>
        </text:list-item>
        <text:list-item>
          <text:p text:style-name="P9"><text:span text:style-name="T2"/></text:p>
          <text:list>
            <text:list-header>
              <text:p text:style-name="P8"><text:span text:style-name="T2"/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8T09:15:02.799401763</meta:creation-date>
    <dc:date>2014-07-08T10:19:54.766882315</dc:date>
    <meta:editing-duration>PT1H3M16S</meta:editing-duration>
    <meta:editing-cycles>23</meta:editing-cycles>
    <meta:generator>LibreOffice/4.2.4.2$Linux_X86_64 LibreOffice_project/420m0$Build-2</meta:generator>
    <meta:document-statistic meta:table-count="0" meta:image-count="0" meta:object-count="0" meta:page-count="1" meta:paragraph-count="16" meta:word-count="239" meta:character-count="1377" meta:non-whitespace-character-count="1165"/>
  </office:meta>
</office:document-meta>
</file>